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XmlView.filterModel( Map &lt; String , Object &gt; 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ppingJackson2XmlView.MappingJackson2Xml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.MappingJackson2XmlView( XmlMapper xml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.setModelKey( String model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